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912cm" table:align="left"/>
    </style:style>
    <style:style style:name="Tabla1.A" style:family="table-column">
      <style:table-column-properties style:column-width="4.74cm"/>
    </style:style>
    <style:style style:name="Tabla1.B" style:family="table-column">
      <style:table-column-properties style:column-width="10.17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39cm"/>
    </style:style>
    <style:style style:name="Tabla2.B" style:family="table-column">
      <style:table-column-properties style:column-width="13.61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Quotations">
      <style:paragraph-properties fo:margin-left="1cm" fo:margin-right="1cm" fo:text-indent="0cm" style:auto-text-indent="false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>
      <style:text-properties officeooo:rsid="0007922f" officeooo:paragraph-rsid="0007922f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🧩 ¿Qué es un módulo del kernel?</text:h>
      <text:p text:style-name="P6">Un <text:span text:style-name="Strong_20_Emphasis">módulo del kernel de Linux </text:span>es una extensión dinámica del núcleo del sistema operativo. Estos módulos permiten añadir funcionalidades al kernel sin necesidad de recompilarlo ni reiniciar el sistema.</text:p>
      <text:h text:style-name="P2" text:outline-level="3">Características:</text:h>
      <text:list text:style-name="L1">
        <text:list-item>
          <text:p text:style-name="P9"><text:span text:style-name="Strong_20_Emphasis">Dinámicos </text:span>: Se cargan/descargan en tiempo de ejecución.</text:p>
        </text:list-item>
        <text:list-item>
          <text:p text:style-name="P9"><text:span text:style-name="Strong_20_Emphasis">Modulares </text:span>: Mantienen el kernel base ligero.</text:p>
        </text:list-item>
        <text:list-item>
          <text:p text:style-name="P9"><text:span text:style-name="Strong_20_Emphasis">Especializados </text:span>: Drivers, sistemas de archivos, protocolos, etc.</text:p>
        </text:list-item>
        <text:list-item>
          <text:p text:style-name="P10"><text:span text:style-name="Strong_20_Emphasis">Escritos en C </text:span>: Requieren herramientas de desarrollo y headers del kernel.</text:p>
        </text:list-item>
      </text:list>
      <text:p text:style-name="Horizontal_20_Line"/>
      <text:h text:style-name="P1" text:outline-level="2">🔍 Procedimiento básico: Listado, info, carga y descarga (usando solo <text:span text:style-name="Source_20_Text">modprobe</text:span>)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5">Acción</text:p>
            </table:table-cell>
            <table:table-cell table:style-name="Tabla1.A1" office:value-type="string">
              <text:p text:style-name="P5">Comando</text:p>
            </table:table-cell>
          </table:table-row>
        </table:table-header-rows>
        <table:table-row>
          <table:table-cell table:style-name="Tabla1.A1" office:value-type="string">
            <text:p text:style-name="P4">Listar módulos cargados</text:p>
          </table:table-cell>
          <table:table-cell table:style-name="Tabla1.A1" office:value-type="string">
            <text:p text:style-name="P4"><text:span text:style-name="Source_20_Text">lsmod</text:span></text:p>
          </table:table-cell>
        </table:table-row>
        <table:table-row>
          <table:table-cell table:style-name="Tabla1.A1" office:value-type="string">
            <text:p text:style-name="P4">Información de un módulo</text:p>
          </table:table-cell>
          <table:table-cell table:style-name="Tabla1.A1" office:value-type="string">
            <text:p text:style-name="P4"><text:span text:style-name="Source_20_Text">modinfo &lt;nombre_modulo&gt;</text:span></text:p>
          </table:table-cell>
        </table:table-row>
        <table:table-row>
          <table:table-cell table:style-name="Tabla1.A1" office:value-type="string">
            <text:p text:style-name="P4">Cargar un módulo</text:p>
          </table:table-cell>
          <table:table-cell table:style-name="Tabla1.A1" office:value-type="string">
            <text:p text:style-name="P4"><text:span text:style-name="Source_20_Text">sudo modprobe &lt;nombre_modulo&gt;</text:span></text:p>
          </table:table-cell>
        </table:table-row>
        <table:table-row>
          <table:table-cell table:style-name="Tabla1.A1" office:value-type="string">
            <text:p text:style-name="P4">Descargar un módulo</text:p>
          </table:table-cell>
          <table:table-cell table:style-name="Tabla1.A1" office:value-type="string">
            <text:p text:style-name="P4"><text:span text:style-name="Source_20_Text">sudo modprobe -r &lt;nombre_modulo&gt;</text:span></text:p>
          </table:table-cell>
        </table:table-row>
        <table:table-row>
          <table:table-cell table:style-name="Tabla1.A1" office:value-type="string">
            <text:p text:style-name="P4">Mostrar dependencias</text:p>
          </table:table-cell>
          <table:table-cell table:style-name="Tabla1.A1" office:value-type="string">
            <text:p text:style-name="P4"><text:span text:style-name="Source_20_Text">modprobe --show-depends &lt;nombre_modulo&gt;</text:span></text:p>
          </table:table-cell>
        </table:table-row>
      </table:table>
      <text:p text:style-name="P3">✅ Usar <text:span text:style-name="Source_20_Text">modprobe</text:span> es preferible porque gestiona automáticamente las dependencias entre módulos y respeta las reglas definidas en <text:span text:style-name="Source_20_Text">/etc/modprobe.d/</text:span>. </text:p>
      <text:p text:style-name="Horizontal_20_Line"/>
      <text:h text:style-name="P1" text:outline-level="2">🛠️ Instalación de herramientas de desarrollo</text:h>
      <text:h text:style-name="P2" text:outline-level="3">En Red Hat / Rocky Linux 9.x</text:h>
      <text:p text:style-name="P8"/>
      <text:section text:style-name="Sect1" text:name="code-textarea-0f74469c-25c2-42a0-a209-02b794e9002a-16">
        <text:p text:style-name="P8">sudo dnf groupinstall "Development Tools"</text:p>
        <text:p text:style-name="P8">sudo dnf install kernel-devel kernel-headers</text:p>
      </text:section>
      <text:section text:style-name="Sect1" text:name="plt-canvas-0f74469c-25c2-42a0-a209-02b794e9002a-16">
        <text:p text:style-name="P8"/>
      </text:section>
      <text:h text:style-name="P2" text:outline-level="3">En Debian / Ubuntu Server 24.04</text:h>
      <text:p text:style-name="P8"/>
      <text:section text:style-name="Sect1" text:name="code-textarea-0f74469c-25c2-42a0-a209-02b794e9002a-19">
        <text:p text:style-name="P8">sudo apt update</text:p>
        <text:p text:style-name="P8">sudo apt install build-essential linux-headers-$(uname -r)</text:p>
      </text:section>
      <text:section text:style-name="Sect1" text:name="plt-canvas-0f74469c-25c2-42a0-a209-02b794e9002a-19">
        <text:p text:style-name="P8"/>
      </text:section>
      <text:p text:style-name="Horizontal_20_Line"/>
      <text:h text:style-name="P1" text:outline-level="2"><text:soft-page-break/>📦 Ejercicio paso a paso: Crear, compilar e instalar un módulo del kernel usando únicamente <text:span text:style-name="Source_20_Text">modprobe</text:span></text:h>
      <text:h text:style-name="P2" text:outline-level="3">Paso 1: Crear el código fuente en C</text:h>
      <text:p text:style-name="P6">Crea un archivo llamado <text:span text:style-name="Source_20_Text">hola_mundo.c</text:span>:</text:p>
      <text:p text:style-name="P8"/>
      <text:section text:style-name="Sect1" text:name="code-textarea-0f74469c-25c2-42a0-a209-02b794e9002a-26">
        <text:p text:style-name="P8">#include &lt;linux/module.h&gt;</text:p>
        <text:p text:style-name="P8">#include &lt;linux/kernel.h&gt;</text:p>
        <text:p text:style-name="P8">#include &lt;linux/init.h&gt;</text:p>
        <text:p text:style-name="P8"/>
        <text:p text:style-name="P8">MODULE_LICENSE("GPL");</text:p>
        <text:p text:style-name="P8">MODULE_AUTHOR("Tu Nombre");</text:p>
        <text:p text:style-name="P8">MODULE_DESCRIPTION("Un modulo simple del kernel que imprime un mensaje.");</text:p>
        <text:p text:style-name="P8">MODULE_VERSION("1.0");</text:p>
        <text:p text:style-name="P8"/>
        <text:p text:style-name="P8">static int __init hola_inicio(void) {</text:p>
        <text:p text:style-name="P8">printk(KERN_INFO "Hola Mundo! Modulo cargado.\n");</text:p>
        <text:p text:style-name="P8">return 0;</text:p>
        <text:p text:style-name="P8">}</text:p>
        <text:p text:style-name="P8"/>
        <text:p text:style-name="P8">static void __exit hola_salida(void) {</text:p>
        <text:p text:style-name="P8">printk(KERN_INFO "Adiós Mundo! Modulo descargado.\n");</text:p>
        <text:p text:style-name="P8">}</text:p>
        <text:p text:style-name="P8"/>
        <text:p text:style-name="P8">module_init(hola_inicio);</text:p>
        <text:p text:style-name="P8">module_exit(hola_salida);</text:p>
      </text:section>
      <text:section text:style-name="Sect1" text:name="plt-canvas-0f74469c-25c2-42a0-a209-02b794e9002a-26">
        <text:p text:style-name="P8"/>
      </text:section>
      <text:p text:style-name="Horizontal_20_Line"/>
      <text:h text:style-name="P2" text:outline-level="3">Paso 2: Crear el archivo Makefile</text:h>
      <text:p text:style-name="P6">Crea un archivo <text:span text:style-name="Source_20_Text">Makefile</text:span> en el mismo directorio:</text:p>
      <text:p text:style-name="P8"/>
      <text:section text:style-name="Sect1" text:name="code-textarea-0f74469c-25c2-42a0-a209-02b794e9002a-32">
        <text:p text:style-name="P8">obj-m += hola_mundo.o</text:p>
        <text:p text:style-name="P8"/>
        <text:p text:style-name="P8">all:</text:p>
        <text:p text:style-name="P8">make -C /lib/modules/$(shell uname -r)/build M=$(PWD) modules</text:p>
        <text:p text:style-name="P8"/>
        <text:p text:style-name="P8">clean:</text:p>
        <text:p text:style-name="P8">make -C /lib/modules/$(shell uname -r)/build M=$(PWD) clean</text:p>
        <text:p text:style-name="P8"/>
        <text:p text:style-name="P8">install:</text:p>
        <text:p text:style-name="P8">sudo cp hola_mundo.ko /lib/modules/$(shell uname -r)/extra/</text:p>
        <text:p text:style-name="P8">sudo depmod -a</text:p>
        <text:p text:style-name="P8"><text:soft-page-break/></text:p>
        <text:p text:style-name="P8">uninstall:</text:p>
        <text:p text:style-name="P8">sudo rm /lib/modules/$(shell uname -r)/extra/hola_mundo.ko</text:p>
        <text:p text:style-name="P8">sudo depmod -a</text:p>
      </text:section>
      <text:section text:style-name="Sect1" text:name="plt-canvas-0f74469c-25c2-42a0-a209-02b794e9002a-32">
        <text:p text:style-name="P8"/>
      </text:section>
      <text:p text:style-name="Horizontal_20_Line"/>
      <text:p text:style-name="P11">OJO!!!! Crear el directorio extra en la ruta (no existe)<text:line-break/><text:span text:style-name="T1">sudo mkdir -p /lib/modules/$(uname -r)/extra</text:span></text:p>
      <text:h text:style-name="P2" text:outline-level="3">Paso 3: Compilar el módulo</text:h>
      <text:p text:style-name="P8"/>
      <text:section text:style-name="Sect1" text:name="code-textarea-0f74469c-25c2-42a0-a209-02b794e9002a-36">
        <text:p text:style-name="P8">make</text:p>
      </text:section>
      <text:section text:style-name="Sect1" text:name="plt-canvas-0f74469c-25c2-42a0-a209-02b794e9002a-36">
        <text:p text:style-name="P8"/>
      </text:section>
      <text:p text:style-name="P6">Se generará el archivo <text:span text:style-name="Source_20_Text">hola_mundo.ko</text:span>.</text:p>
      <text:p text:style-name="Horizontal_20_Line"/>
      <text:h text:style-name="P2" text:outline-level="3">Paso 4: Instalar el módulo en el sistema</text:h>
      <text:p text:style-name="P8"/>
      <text:section text:style-name="Sect1" text:name="code-textarea-0f74469c-25c2-42a0-a209-02b794e9002a-42">
        <text:p text:style-name="P8">sudo make install</text:p>
      </text:section>
      <text:section text:style-name="Sect1" text:name="plt-canvas-0f74469c-25c2-42a0-a209-02b794e9002a-42">
        <text:p text:style-name="P8"/>
      </text:section>
      <text:p text:style-name="P6">Este comando copia el módulo <text:span text:style-name="Source_20_Text">.ko</text:span> a la carpeta de módulos del kernel y actualiza la base de datos de dependencias con <text:span text:style-name="Source_20_Text">depmod</text:span>.</text:p>
      <text:p text:style-name="Horizontal_20_Line"/>
      <text:h text:style-name="P2" text:outline-level="3">Paso 5: Cargar el módulo usando <text:span text:style-name="Source_20_Text">modprobe</text:span></text:h>
      <text:p text:style-name="P8"/>
      <text:section text:style-name="Sect1" text:name="code-textarea-0f74469c-25c2-42a0-a209-02b794e9002a-48">
        <text:p text:style-name="P8">sudo modprobe hola_mundo</text:p>
      </text:section>
      <text:section text:style-name="Sect1" text:name="plt-canvas-0f74469c-25c2-42a0-a209-02b794e9002a-48">
        <text:p text:style-name="P8"/>
      </text:section>
      <text:p text:style-name="P6">Verifica los mensajes del kernel:</text:p>
      <text:p text:style-name="P8"/>
      <text:section text:style-name="Sect1" text:name="code-textarea-0f74469c-25c2-42a0-a209-02b794e9002a-52">
        <text:p text:style-name="P8">dmesg | tail -20</text:p>
      </text:section>
      <text:section text:style-name="Sect1" text:name="plt-canvas-0f74469c-25c2-42a0-a209-02b794e9002a-52">
        <text:p text:style-name="P8"/>
      </text:section>
      <text:p text:style-name="P6">Deberías ver algo como:</text:p>
      <text:section text:style-name="Sect1" text:name="code-textarea-0f74469c-25c2-42a0-a209-02b794e9002a-56">
        <text:p text:style-name="P7"/>
        <text:p text:style-name="P7">[XXXXXX.XXXXXX] Hola Mundo! Modulo cargado.</text:p>
      </text:section>
      <text:section text:style-name="Sect1" text:name="plt-canvas-0f74469c-25c2-42a0-a209-02b794e9002a-56">
        <text:p text:style-name="P6"/>
      </text:section>
      <text:p text:style-name="Horizontal_20_Line"/>
      <text:h text:style-name="P2" text:outline-level="3">Paso 6: Verificar si está cargado</text:h>
      <text:p text:style-name="P8"/>
      <text:section text:style-name="Sect1" text:name="code-textarea-0f74469c-25c2-42a0-a209-02b794e9002a-60">
        <text:p text:style-name="P8">lsmod | grep hola_mundo</text:p>
      </text:section>
      <text:section text:style-name="Sect1" text:name="plt-canvas-0f74469c-25c2-42a0-a209-02b794e9002a-60">
        <text:p text:style-name="P8"/>
      </text:section>
      <text:p text:style-name="Horizontal_20_Line"><text:soft-page-break/></text:p>
      <text:h text:style-name="P2" text:outline-level="3">Paso 7: Descargar el módulo usando <text:span text:style-name="Source_20_Text">modprobe</text:span></text:h>
      <text:p text:style-name="P8"/>
      <text:section text:style-name="Sect1" text:name="code-textarea-0f74469c-25c2-42a0-a209-02b794e9002a-64">
        <text:p text:style-name="P8">sudo modprobe -r hola_mundo</text:p>
      </text:section>
      <text:section text:style-name="Sect1" text:name="plt-canvas-0f74469c-25c2-42a0-a209-02b794e9002a-64">
        <text:p text:style-name="P8"/>
      </text:section>
      <text:p text:style-name="P6">Verifica nuevamente con:</text:p>
      <text:p text:style-name="P8"/>
      <text:section text:style-name="Sect1" text:name="code-textarea-0f74469c-25c2-42a0-a209-02b794e9002a-68">
        <text:p text:style-name="P8">dmesg | tail -20</text:p>
      </text:section>
      <text:section text:style-name="Sect1" text:name="plt-canvas-0f74469c-25c2-42a0-a209-02b794e9002a-68">
        <text:p text:style-name="P8"/>
      </text:section>
      <text:p text:style-name="P6">Aparecerá:</text:p>
      <text:section text:style-name="Sect1" text:name="code-textarea-0f74469c-25c2-42a0-a209-02b794e9002a-72">
        <text:p text:style-name="P7"/>
        <text:p text:style-name="P7">[XXXXXX.XXXXXX] Adiós Mundo! Modulo descargado.</text:p>
      </text:section>
      <text:section text:style-name="Sect1" text:name="plt-canvas-0f74469c-25c2-42a0-a209-02b794e9002a-72">
        <text:p text:style-name="P6"/>
      </text:section>
      <text:p text:style-name="Horizontal_20_Line"/>
      <text:h text:style-name="P2" text:outline-level="3">Paso 8: Limpiar (opcional)</text:h>
      <text:p text:style-name="P8"/>
      <text:section text:style-name="Sect1" text:name="code-textarea-0f74469c-25c2-42a0-a209-02b794e9002a-76">
        <text:p text:style-name="P8">make clean</text:p>
      </text:section>
      <text:section text:style-name="Sect1" text:name="plt-canvas-0f74469c-25c2-42a0-a209-02b794e9002a-76">
        <text:p text:style-name="P8"/>
      </text:section>
      <text:p text:style-name="P6">Y si deseas desinstalarlo permanentemente:</text:p>
      <text:p text:style-name="P8"/>
      <text:section text:style-name="Sect1" text:name="code-textarea-0f74469c-25c2-42a0-a209-02b794e9002a-80">
        <text:p text:style-name="P8">sudo make uninstall</text:p>
      </text:section>
      <text:section text:style-name="Sect1" text:name="plt-canvas-0f74469c-25c2-42a0-a209-02b794e9002a-80">
        <text:p text:style-name="P8"/>
      </text:section>
      <text:p text:style-name="Horizontal_20_Line"/>
      <text:h text:style-name="P1" text:outline-level="2">✅ Resumen de herramientas instaladas por distribución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5">Distribución</text:p>
            </table:table-cell>
            <table:table-cell table:style-name="Tabla2.A1" office:value-type="string">
              <text:p text:style-name="P5">Comandos para instalar herramientas</text:p>
            </table:table-cell>
          </table:table-row>
        </table:table-header-rows>
        <table:table-row>
          <table:table-cell table:style-name="Tabla2.A1" office:value-type="string">
            <text:p text:style-name="P4"><text:span text:style-name="Strong_20_Emphasis">Rocky Linux</text:span></text:p>
          </table:table-cell>
          <table:table-cell table:style-name="Tabla2.A1" office:value-type="string">
            <text:p text:style-name="P4"><text:span text:style-name="Source_20_Text">dnf groupinstall "Development Tools"</text:span>+<text:span text:style-name="Source_20_Text">dnf install kernel-devel kernel-headers</text:span></text:p>
          </table:table-cell>
        </table:table-row>
        <table:table-row>
          <table:table-cell table:style-name="Tabla2.A1" office:value-type="string">
            <text:p text:style-name="P4"><text:span text:style-name="Strong_20_Emphasis">Ubuntu Server 24.04</text:span></text:p>
          </table:table-cell>
          <table:table-cell table:style-name="Tabla2.A1" office:value-type="string">
            <text:p text:style-name="P4"><text:span text:style-name="Source_20_Text">apt install build-essential linux-headers-$(uname -r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6:53:04.846417485</meta:creation-date>
    <dc:date>2025-05-19T17:32:19.756535744</dc:date>
    <meta:editing-duration>PT21M44S</meta:editing-duration>
    <meta:editing-cycles>1</meta:editing-cycles>
    <meta:document-statistic meta:table-count="2" meta:image-count="0" meta:object-count="0" meta:page-count="4" meta:paragraph-count="92" meta:word-count="467" meta:character-count="3345" meta:non-whitespace-character-count="2974"/>
    <meta:generator>LibreOffice/24.2.2.2$Linux_X86_64 LibreOffice_project/d56cc158d8a96260b836f100ef4b4ef25d6f1a01</meta:generator>
  </office:meta>
</office:document-meta>
</file>